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2cm" fo:min-width="3.03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084cm" fo:min-width="2.682cm"/>
    </style:style>
    <style:style style:name="gr4" style:family="graphic" style:parent-style-name="standard">
      <style:graphic-properties draw:textarea-horizontal-align="justify" draw:textarea-vertical-align="middle" draw:auto-grow-height="false" fo:min-height="4.25cm" fo:min-width="4.6cm"/>
    </style:style>
    <style:style style:name="gr5" style:family="graphic" style:parent-style-name="standard">
      <style:graphic-properties draw:textarea-horizontal-align="justify" draw:textarea-vertical-align="middle" draw:auto-grow-height="false" fo:min-height="3.75cm" fo:min-width="4.2cm"/>
    </style:style>
    <style:style style:name="gr6" style:family="graphic" style:parent-style-name="standard">
      <style:graphic-properties draw:textarea-horizontal-align="justify" draw:textarea-vertical-align="middle" draw:auto-grow-height="false" fo:min-height="2.772cm" fo:min-width="3.6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2.144cm" fo:min-width="3.026cm"/>
    </style:style>
    <style:style style:name="gr9" style:family="graphic" style:parent-style-name="standard">
      <style:graphic-properties draw:textarea-horizontal-align="justify" draw:textarea-vertical-align="middle" draw:auto-grow-height="false" fo:min-height="2.15cm" fo:min-width="4.2cm"/>
    </style:style>
    <style:style style:name="gr10" style:family="graphic" style:parent-style-name="standard">
      <style:graphic-properties draw:stroke="none" draw:fill="none" fo:min-height="1.424cm"/>
    </style:style>
    <style:style style:name="gr11" style:family="graphic" style:parent-style-name="standard">
      <style:graphic-properties draw:textarea-horizontal-align="justify" draw:textarea-vertical-align="middle" draw:auto-grow-height="false" fo:min-height="1.954cm" fo:min-width="2.964cm"/>
    </style:style>
    <style:style style:name="gr12" style:family="graphic" style:parent-style-name="standard">
      <style:graphic-properties draw:textarea-horizontal-align="justify" draw:textarea-vertical-align="middle" draw:auto-grow-height="false" fo:min-height="3.35cm" fo:min-width="5.2cm"/>
    </style:style>
    <style:style style:name="gr13" style:family="graphic" style:parent-style-name="standard">
      <style:graphic-properties draw:textarea-horizontal-align="justify" draw:textarea-vertical-align="middle" draw:auto-grow-height="false" fo:min-height="3.05cm" fo:min-width="6.1cm"/>
    </style:style>
    <style:style style:name="gr14" style:family="graphic" style:parent-style-name="standard">
      <style:graphic-properties draw:textarea-horizontal-align="justify" draw:textarea-vertical-align="middle" draw:auto-grow-height="false" fo:min-height="1.95cm" fo:min-width="6cm"/>
    </style:style>
    <style:style style:name="gr15" style:family="graphic" style:parent-style-name="standard">
      <style:graphic-properties draw:textarea-horizontal-align="justify" draw:textarea-vertical-align="middle" draw:auto-grow-height="false" fo:min-height="2.95cm" fo:min-width="5.9cm"/>
    </style:style>
    <style:style style:name="gr16" style:family="graphic" style:parent-style-name="standard">
      <style:graphic-properties draw:textarea-horizontal-align="justify" draw:textarea-vertical-align="middle" draw:auto-grow-height="false" fo:min-height="2.65cm" fo:min-width="5.7cm"/>
    </style:style>
    <style:style style:name="gr17" style:family="graphic" style:parent-style-name="standard">
      <style:graphic-properties draw:textarea-horizontal-align="justify" draw:textarea-vertical-align="middle" draw:auto-grow-height="false" fo:min-height="1.8cm" fo:min-width="1.4cm"/>
    </style:style>
    <style:style style:name="gr18" style:family="graphic" style:parent-style-name="standard">
      <style:graphic-properties draw:textarea-horizontal-align="justify" draw:textarea-vertical-align="middle" draw:auto-grow-height="false" fo:min-height="4.75cm" fo:min-width="2cm"/>
    </style:style>
    <style:style style:name="gr19" style:family="graphic" style:parent-style-name="standard">
      <style:graphic-properties draw:textarea-horizontal-align="justify" draw:textarea-vertical-align="middle" draw:auto-grow-height="false" fo:min-height="1.8cm" fo:min-width="1.6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2.75cm" fo:min-width="4.1cm"/>
    </style:style>
    <style:style style:name="gr24" style:family="graphic" style:parent-style-name="standard">
      <style:graphic-properties draw:textarea-horizontal-align="justify" draw:textarea-vertical-align="middle" draw:auto-grow-height="false" fo:min-height="1.65cm" fo:min-width="1.45cm"/>
    </style:style>
    <style:style style:name="gr25" style:family="graphic" style:parent-style-name="standard">
      <style:graphic-properties draw:stroke="none" draw:fill="none" fo:min-height="0.75cm"/>
    </style:style>
    <style:style style:name="gr26" style:family="graphic" style:parent-style-name="standard">
      <style:graphic-properties draw:textarea-horizontal-align="justify" draw:textarea-vertical-align="middle" draw:auto-grow-height="false" fo:min-height="1.954cm" fo:min-width="1.956cm"/>
    </style:style>
    <style:style style:name="gr27" style:family="graphic" style:parent-style-name="standard">
      <style:graphic-properties draw:textarea-horizontal-align="justify" draw:textarea-vertical-align="middle" draw:auto-grow-height="false" fo:min-height="2.35cm" fo:min-width="3.4cm"/>
    </style:style>
    <style:style style:name="gr28" style:family="graphic" style:parent-style-name="standard">
      <style:graphic-properties draw:textarea-horizontal-align="justify" draw:textarea-vertical-align="middle" draw:auto-grow-height="false" fo:min-height="2.85cm" fo:min-width="3.8cm"/>
    </style:style>
    <style:style style:name="gr29" style:family="graphic" style:parent-style-name="standard">
      <style:graphic-properties draw:textarea-horizontal-align="justify" draw:textarea-vertical-align="middle" draw:auto-grow-height="false" fo:min-height="2.45cm" fo:min-width="2.6cm"/>
    </style:style>
    <style:style style:name="gr30" style:family="graphic" style:parent-style-name="standard">
      <style:graphic-properties draw:textarea-horizontal-align="justify" draw:textarea-vertical-align="middle" draw:auto-grow-height="false" fo:min-height="2.75cm" fo:min-width="4.7cm"/>
    </style:style>
    <style:style style:name="gr31" style:family="graphic" style:parent-style-name="standard">
      <style:graphic-properties draw:textarea-horizontal-align="justify" draw:textarea-vertical-align="middle" draw:auto-grow-height="false" fo:min-height="2.75cm" fo:min-width="1.8cm"/>
    </style:style>
    <style:style style:name="gr32" style:family="graphic" style:parent-style-name="standard">
      <style:graphic-properties draw:stroke="none" draw:fill="none" fo:min-height="0.713cm"/>
    </style:style>
    <style:style style:name="gr33" style:family="graphic" style:parent-style-name="standard">
      <style:graphic-properties draw:textarea-horizontal-align="justify" draw:textarea-vertical-align="middle" draw:auto-grow-height="false" fo:min-height="1.65cm" fo:min-width="1.25cm"/>
    </style:style>
    <style:style style:name="gr34" style:family="graphic" style:parent-style-name="standard">
      <style:graphic-properties draw:textarea-horizontal-align="justify" draw:textarea-vertical-align="middle" draw:auto-grow-height="false" fo:min-height="1.828cm" fo:min-width="1.516cm"/>
    </style:style>
    <style:style style:name="gr35" style:family="graphic" style:parent-style-name="standard">
      <style:graphic-properties draw:textarea-horizontal-align="justify" draw:textarea-vertical-align="middle" draw:auto-grow-height="false" fo:min-height="1.576cm" fo:min-width="4.096cm"/>
    </style:style>
    <style:style style:name="gr36" style:family="graphic" style:parent-style-name="standard">
      <style:graphic-properties draw:textarea-horizontal-align="justify" draw:textarea-vertical-align="middle" draw:auto-grow-height="false" fo:min-height="1.9cm" fo:min-width="1.9cm"/>
    </style:style>
    <style:style style:name="gr37" style:family="graphic" style:parent-style-name="standard">
      <style:graphic-properties draw:textarea-horizontal-align="justify" draw:textarea-vertical-align="middle" draw:auto-grow-height="false" fo:min-height="2.15cm" fo:min-width="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3cm" svg:x="8.3cm" svg:y="3cm">
          <text:p text:style-name="P1">Opening scre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7cm" svg:y1="6.4cm" svg:x2="10.7cm" svg:y2="8.4cm">
          <text:p/>
        </draw:line>
        <draw:line draw:style-name="gr2" draw:text-style-name="P2" draw:layer="layout" svg:x1="7.7cm" svg:y1="16.7cm" svg:x2="6cm" svg:y2="16.7cm">
          <text:p/>
        </draw:line>
        <draw:custom-shape draw:style-name="gr3" draw:text-style-name="P1" draw:layer="layout" svg:width="4.5cm" svg:height="3.3cm" svg:x="1.2cm" svg:y="15.1cm">
          <text:p text:style-name="P1">Qu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.1cm" svg:height="4.5cm" svg:x="14.3cm" svg:y="14.4cm">
          <text:p text:style-name="P1">Display Rule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7cm" svg:y1="16.7cm" svg:x2="14.2cm" svg:y2="16.7cm">
          <text:p/>
        </draw:line>
        <draw:custom-shape draw:style-name="gr5" draw:text-style-name="P1" draw:layer="layout" svg:width="4.7cm" svg:height="4cm" svg:x="7.9cm" svg:y="14.9cm">
          <text:p text:style-name="P1">Validate</text:p>
          <text:p text:style-name="P1">Inpu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cm" svg:y1="13.8cm" svg:x2="10.5cm" svg:y2="14.8cm">
          <text:p/>
        </draw:line>
        <draw:custom-shape draw:style-name="gr6" draw:text-style-name="P1" draw:layer="layout" svg:width="6.6cm" svg:height="4.8cm" svg:x="7.9cm" svg:y="8.7cm">
          <text:p text:style-name="P1">Start game</text:p>
          <text:p text:style-name="P1">Read rules or</text:p>
          <text:p text:style-name="P1">qui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0.3cm" svg:y1="19.2cm" svg:x2="10.3cm" svg:y2="20.7cm">
          <text:p/>
        </draw:line>
        <draw:frame draw:style-name="gr7" draw:text-style-name="P3" draw:layer="layout" svg:width="2.119cm" svg:height="0.962cm" svg:x="12.481cm" svg:y="15.8cm">
          <draw:text-box>
            <text:p>Rules</text:p>
          </draw:text-box>
        </draw:frame>
        <draw:frame draw:style-name="gr7" draw:text-style-name="P3" draw:layer="layout" svg:width="1.666cm" svg:height="0.962cm" svg:x="5.9cm" svg:y="15.8cm">
          <draw:text-box>
            <text:p>Quit</text:p>
          </draw:text-box>
        </draw:frame>
        <draw:frame draw:style-name="gr7" draw:text-style-name="P3" draw:layer="layout" svg:width="3.605cm" svg:height="0.962cm" svg:x="10.8cm" svg:y="19.5cm">
          <draw:text-box>
            <text:p>Start game</text:p>
          </draw:text-box>
        </draw:frame>
        <draw:custom-shape draw:style-name="gr8" draw:text-style-name="P1" draw:layer="layout" svg:width="5.6cm" svg:height="3.8cm" svg:x="7.2cm" svg:y="20.8cm">
          <text:p text:style-name="P1">Choose </text:p>
          <text:p text:style-name="P1">number of </text:p>
          <text:p text:style-name="P1">human</text:p>
          <text:p text:style-name="P1">player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8.3cm" svg:y1="14.9cm" svg:x2="8.3cm" svg:y2="13.7cm">
          <text:p/>
        </draw:line>
        <draw:frame draw:style-name="gr7" draw:text-style-name="P3" draw:layer="layout" svg:width="3.173cm" svg:height="1.673cm" svg:x="4.927cm" svg:y="13.4cm">
          <draw:text-box>
            <text:p>Incorrect</text:p>
            <text:p>validation</text:p>
          </draw:text-box>
        </draw:frame>
        <draw:line draw:style-name="gr2" draw:text-style-name="P2" draw:layer="layout" svg:x1="16.4cm" svg:y1="14.1cm" svg:x2="14.5cm" svg:y2="11.6cm">
          <text:p/>
        </draw:line>
        <draw:custom-shape draw:style-name="gr9" draw:text-style-name="P1" draw:layer="layout" svg:width="4.7cm" svg:height="2.4cm" svg:x="7.6cm" svg:y="25.9cm">
          <text:p text:style-name="P1">Validate</text:p>
          <text:p text:style-name="P1">Inpu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1cm" svg:y1="24.8cm" svg:x2="10.1cm" svg:y2="25.7cm">
          <text:p/>
        </draw:line>
        <draw:line draw:style-name="gr2" draw:text-style-name="P2" draw:layer="layout" svg:x1="8.2cm" svg:y1="25.8cm" svg:x2="8.2cm" svg:y2="24.7cm">
          <text:p/>
        </draw:line>
        <draw:frame draw:style-name="gr10" draw:text-style-name="P4" draw:layer="layout" svg:width="3.173cm" svg:height="1.674cm" svg:x="4cm" svg:y="24.426cm">
          <draw:text-box>
            <text:p>Incorrect</text:p>
            <text:p>validation</text:p>
          </draw:text-box>
        </draw:frame>
        <draw:line draw:style-name="gr2" draw:text-style-name="P2" draw:layer="layout" svg:x1="10.1cm" svg:y1="28.4cm" svg:x2="10.1cm" svg:y2="29.1cm">
          <text:p/>
        </draw:line>
      </draw:page>
      <draw:page draw:name="page2" draw:style-name="dp1" draw:master-page-name="Default">
        <draw:custom-shape draw:style-name="gr11" draw:text-style-name="P1" draw:layer="layout" svg:width="5.5cm" svg:height="3.5cm" svg:x="8.6cm" svg:y="1.6cm">
          <text:p text:style-name="P1">Get player</text:p>
          <text:p text:style-name="P1">name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0.7cm" svg:y1="5.5cm" svg:x2="10.7cm" svg:y2="6.7cm">
          <text:p/>
        </draw:line>
        <draw:custom-shape draw:style-name="gr12" draw:text-style-name="P1" draw:layer="layout" svg:width="5.7cm" svg:height="3.6cm" svg:x="7.9cm" svg:y="6.8cm">
          <text:p text:style-name="P1">Create player array</text:p>
          <text:p text:style-name="P1">With player info:</text:p>
          <text:p text:style-name="P1">Name, hand, last</text:p>
          <text:p text:style-name="P1">Card played, </text:p>
          <text:p text:style-name="P1">difficulty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6cm" svg:y1="10.5cm" svg:x2="10.7cm" svg:y2="11.7cm">
          <text:p/>
        </draw:line>
        <draw:custom-shape draw:style-name="gr13" draw:text-style-name="P1" draw:layer="layout" svg:width="6.6cm" svg:height="3.3cm" svg:x="7.3cm" svg:y="11.7cm">
          <text:p text:style-name="P1">Create deck of cards</text:p>
          <text:p text:style-name="P1">Consistent with UNO</text:p>
          <text:p text:style-name="P1">Cards </text:p>
          <text:p text:style-name="P1">(array of hashes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cm" svg:y1="15.1cm" svg:x2="10.5cm" svg:y2="16.3cm">
          <text:p/>
        </draw:line>
        <draw:line draw:style-name="gr2" draw:text-style-name="P2" draw:layer="layout" svg:x1="10.6cm" svg:y1="23.1cm" svg:x2="10.6cm" svg:y2="24.3cm">
          <text:p/>
        </draw:line>
        <draw:custom-shape draw:style-name="gr14" draw:text-style-name="P5" draw:layer="layout" svg:width="6.5cm" svg:height="2.2cm" svg:x="7.4cm" svg:y="16.5cm">
          <text:p text:style-name="P5">Create </text:p>
          <text:p text:style-name="P5">Empty discard pil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4cm" svg:height="3.2cm" svg:x="7.5cm" svg:y="19.8cm">
          <text:p text:style-name="P1">Deal each player 7</text:p>
          <text:p text:style-name="P1"><text:s/>Cards into</text:p>
          <text:p text:style-name="P1">Their hand </text:p>
          <text:p text:style-name="P1">(array of hashes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7cm" svg:y1="18.7cm" svg:x2="10.7cm" svg:y2="19.8cm">
          <text:p/>
        </draw:line>
        <draw:custom-shape draw:style-name="gr16" draw:text-style-name="P1" draw:layer="layout" svg:width="6.2cm" svg:height="2.9cm" svg:x="7.5cm" svg:y="24.4cm">
          <text:p text:style-name="P1">Turn loop</text:p>
          <text:p text:style-name="P1">start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6cm" svg:y1="27.4cm" svg:x2="10.6cm" svg:y2="28.7cm">
          <text:p/>
        </draw:line>
      </draw:page>
      <draw:page draw:name="page3" draw:style-name="dp1" draw:master-page-name="Default">
        <draw:line draw:style-name="gr2" draw:text-style-name="P2" draw:layer="layout" svg:x1="10.3cm" svg:y1="5.1cm" svg:x2="10.3cm" svg:y2="6.2cm">
          <text:p/>
        </draw:line>
        <draw:line draw:style-name="gr2" draw:text-style-name="P2" draw:layer="layout" svg:x1="12.1cm" svg:y1="8.3cm" svg:x2="13.4cm" svg:y2="8.3cm">
          <text:p/>
        </draw:line>
        <draw:custom-shape draw:style-name="gr17" draw:text-style-name="P1" draw:layer="layout" svg:width="3.8cm" svg:height="4.1cm" svg:x="8.3cm" svg:y="6.2cm">
          <text:p text:style-name="P1">Skip </text:p>
          <text:p text:style-name="P1">play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draw:layer="layout" svg:width="2.5cm" svg:height="5cm" svg:x="4.8cm" svg:y="8.1cm">
          <text:p text:style-name="P1">Skip </text:p>
          <text:p text:style-name="P1">player, </text:p>
          <text:p text:style-name="P1"><text:s/>next</text:p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2cm" svg:height="4.1cm" svg:x="13.3cm" svg:y="6.2cm">
          <text:p text:style-name="P1">Reverse </text:p>
          <text:p text:style-name="P1">Play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2" draw:layer="layout" svg:x1="8.2cm" svg:y1="8.2cm" svg:x2="7.2cm" svg:y2="8.2cm">
          <text:p/>
        </draw:line>
        <draw:frame draw:style-name="gr21" draw:text-style-name="P3" draw:layer="layout" svg:width="1.6cm" svg:height="0.962cm" svg:x="15.8cm" svg:y="5.338cm">
          <draw:text-box>
            <text:p>yes</text:p>
          </draw:text-box>
        </draw:frame>
        <draw:frame draw:style-name="gr22" draw:text-style-name="P3" draw:layer="layout" svg:width="1.205cm" svg:height="1.1cm" svg:x="12.4cm" svg:y="7.2cm">
          <draw:text-box>
            <text:p>no</text:p>
          </draw:text-box>
        </draw:frame>
        <draw:custom-shape draw:style-name="gr16" draw:text-style-name="P1" draw:layer="layout" svg:width="6.2cm" svg:height="2.9cm" svg:x="7.3cm" svg:y="2cm">
          <text:p text:style-name="P1">Display the ‘table’</text:p>
          <text:p text:style-name="P1">Number of rounds,</text:p>
          <text:p text:style-name="P1">Card to match,</text:p>
          <text:p text:style-name="P1">Players han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1cm" svg:y1="8.1cm" svg:x2="7.3cm" svg:y2="5cm">
          <text:p/>
        </draw:line>
        <draw:custom-shape draw:style-name="gr23" draw:text-style-name="P1" draw:layer="layout" svg:width="4.6cm" svg:height="3cm" svg:x="14.6cm" svg:y="2cm">
          <text:p text:style-name="P1">Reverse turn</text:p>
          <text:p text:style-name="P1">Order,</text:p>
          <text:p text:style-name="P1"><text:s/>next</text:p>
          <text:p text:style-name="P1">play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4cm" svg:y1="6.1cm" svg:x2="15.4cm" svg:y2="5.1cm">
          <text:p/>
        </draw:line>
        <draw:line draw:style-name="gr2" draw:text-style-name="P2" draw:layer="layout" svg:x1="14.5cm" svg:y1="3.4cm" svg:x2="13.6cm" svg:y2="3.4cm">
          <text:p/>
        </draw:line>
        <draw:frame draw:style-name="gr21" draw:text-style-name="P3" draw:layer="layout" svg:width="1.6cm" svg:height="0.962cm" svg:x="7.2cm" svg:y="6.938cm">
          <draw:text-box>
            <text:p>yes</text:p>
          </draw:text-box>
        </draw:frame>
        <draw:custom-shape draw:style-name="gr24" draw:text-style-name="P1" draw:layer="layout" svg:width="3.9cm" svg:height="3.8cm" svg:x="15.8cm" svg:y="11.2cm">
          <text:p text:style-name="P1">Pickup 2</text:p>
          <text:p text:style-name="P1">Play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" draw:layer="layout" svg:width="3.9cm" svg:height="3.8cm" svg:x="8.7cm" svg:y="11.3cm">
          <text:p text:style-name="P1">Player has</text:p>
          <text:p text:style-name="P1">Pickup 2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5.6cm" svg:y1="10.1cm" svg:x2="17.8cm" svg:y2="11.2cm">
          <text:p/>
        </draw:line>
        <draw:frame draw:style-name="gr7" draw:text-style-name="P3" draw:layer="layout" svg:width="1.205cm" svg:height="0.962cm" svg:x="16.1cm" svg:y="10.638cm">
          <draw:text-box>
            <text:p>no</text:p>
          </draw:text-box>
        </draw:frame>
        <draw:line draw:style-name="gr2" draw:text-style-name="P2" draw:layer="layout" svg:x1="15.5cm" svg:y1="13.1cm" svg:x2="12.7cm" svg:y2="13.1cm">
          <text:p/>
        </draw:line>
        <draw:frame draw:style-name="gr25" draw:text-style-name="P4" draw:layer="layout" svg:width="2cm" svg:height="1cm" svg:x="13.5cm" svg:y="12.3cm">
          <draw:text-box>
            <text:p>yes</text:p>
          </draw:text-box>
        </draw:frame>
        <draw:custom-shape draw:style-name="gr26" draw:text-style-name="P1" draw:layer="layout" svg:width="3.9cm" svg:height="3.5cm" svg:x="8.312cm" svg:y="16.9cm">
          <text:p text:style-name="P1">Player</text:p>
          <text:p text:style-name="P1">Want to</text:p>
          <text:p text:style-name="P1">Play</text:p>
          <text:p text:style-name="P1">Pickup 2?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3.9cm" svg:height="2.6cm" svg:x="4.3cm" svg:y="25.7cm">
          <text:p text:style-name="P1">Player picks</text:p>
          <text:p text:style-name="P1">Up calculated</text:p>
          <text:p text:style-name="P1">Cards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2cm" svg:height="4.1cm" svg:x="13cm" svg:y="16.4cm">
          <text:p text:style-name="P1">Pickup 2</text:p>
          <text:p text:style-name="P1">Played </text:p>
          <text:p text:style-name="P1">Befo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" draw:layer="layout" svg:width="4.3cm" svg:height="3.1cm" svg:x="1.7cm" svg:y="1.9cm">
          <text:p text:style-name="P1">Play moves to </text:p>
          <text:p text:style-name="P1">Next play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1cm" svg:y1="3.4cm" svg:x2="7.4cm" svg:y2="3.4cm">
          <text:p/>
        </draw:line>
        <draw:custom-shape draw:style-name="gr29" draw:text-style-name="P1" draw:layer="layout" svg:width="3.1cm" svg:height="2.7cm" svg:x="3.6cm" svg:y="13.8cm">
          <text:p text:style-name="P1">Play</text:p>
          <text:p text:style-name="P1">Pickup 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.2cm" svg:height="3cm" svg:x="11.8cm" svg:y="25.3cm">
          <text:p text:style-name="P1">Cards to pick</text:p>
          <text:p text:style-name="P1">Up = 2* number</text:p>
          <text:p text:style-name="P1">Of pickup 2</text:p>
          <text:p text:style-name="P1">Played befor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8cm" svg:y1="15.1cm" svg:x2="18.2cm" svg:y2="28.7cm">
          <text:p/>
        </draw:line>
        <draw:line draw:style-name="gr2" draw:text-style-name="P2" draw:layer="layout" svg:x1="5cm" svg:y1="22.8cm" svg:x2="5cm" svg:y2="16.5cm">
          <text:p/>
        </draw:line>
        <draw:line draw:style-name="gr2" draw:text-style-name="P2" draw:layer="layout" svg:x1="4.3cm" svg:y1="13.7cm" svg:x2="4.4cm" svg:y2="5.2cm">
          <text:p/>
        </draw:line>
        <draw:custom-shape draw:style-name="gr31" draw:text-style-name="P1" draw:layer="layout" svg:width="2.3cm" svg:height="3cm" svg:x="5.7cm" svg:y="17.3cm">
          <text:p text:style-name="P1">Validate</text:p>
          <text:p text:style-name="P1">inpu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cm" svg:y1="20.5cm" svg:x2="15cm" svg:y2="25.2cm">
          <text:p/>
        </draw:line>
        <draw:line draw:style-name="gr2" draw:text-style-name="P2" draw:layer="layout" svg:x1="10.6cm" svg:y1="15.2cm" svg:x2="9.9cm" svg:y2="16.8cm">
          <text:p/>
        </draw:line>
        <draw:frame draw:style-name="gr32" draw:text-style-name="P4" draw:layer="layout" svg:width="1.488cm" svg:height="0.963cm" svg:x="8.812cm" svg:y="15.3cm">
          <draw:text-box>
            <text:p>yes</text:p>
          </draw:text-box>
        </draw:frame>
        <draw:line draw:style-name="gr2" draw:text-style-name="P2" draw:layer="layout" svg:x1="11.4cm" svg:y1="27cm" svg:x2="8.2cm" svg:y2="27cm">
          <text:p/>
        </draw:line>
        <draw:line draw:style-name="gr2" draw:text-style-name="P2" draw:layer="layout" svg:x1="11cm" svg:y1="15.2cm" svg:x2="14.4cm" svg:y2="16.9cm">
          <text:p/>
        </draw:line>
        <draw:frame draw:style-name="gr7" draw:text-style-name="P3" draw:layer="layout" svg:width="1.205cm" svg:height="0.962cm" svg:x="12.595cm" svg:y="15.238cm">
          <draw:text-box>
            <text:p>no</text:p>
          </draw:text-box>
        </draw:frame>
        <draw:line draw:style-name="gr2" draw:text-style-name="P2" draw:layer="layout" svg:x1="1cm" svg:y1="20.9cm" svg:x2="3.3cm" svg:y2="5cm">
          <text:p/>
        </draw:line>
        <draw:frame draw:style-name="gr7" draw:text-style-name="P3" draw:layer="layout" svg:width="1.205cm" svg:height="0.962cm" svg:x="18.4cm" svg:y="15.138cm">
          <draw:text-box>
            <text:p>no</text:p>
          </draw:text-box>
        </draw:frame>
        <draw:line draw:style-name="gr2" draw:text-style-name="P2" draw:layer="layout" svg:x1="10.4cm" svg:y1="20.5cm" svg:x2="8.1cm" svg:y2="25.6cm">
          <text:p/>
        </draw:line>
        <draw:custom-shape draw:style-name="gr33" draw:text-style-name="P1" draw:layer="layout" svg:width="3.5cm" svg:height="3.8cm" svg:x="2cm" svg:y="21.4cm">
          <text:p text:style-name="P1">Multiple</text:p>
          <text:p text:style-name="P1">Pickup 2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" draw:layer="layout" svg:width="3.2cm" svg:height="3.3cm" svg:x="1.4cm" svg:y="17.6cm">
          <text:p text:style-name="P1">Choose</text:p>
          <text:p text:style-name="P1">Color</text:p>
          <text:p text:style-name="P1">To</text:p>
          <text:p text:style-name="P1">pla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4.3cm" svg:y1="17.5cm" svg:x2="4.3cm" svg:y2="16.6cm">
          <text:p/>
        </draw:line>
        <draw:line draw:style-name="gr2" draw:text-style-name="P2" draw:layer="layout" svg:x1="2.9cm" svg:y1="22.4cm" svg:x2="2.4cm" svg:y2="20.8cm">
          <text:p/>
        </draw:line>
        <draw:line draw:style-name="gr2" draw:text-style-name="P2" draw:layer="layout" svg:x1="4cm" svg:y1="27.3cm" svg:x2="1cm" svg:y2="24.6cm">
          <text:p/>
        </draw:line>
        <draw:line draw:style-name="gr2" draw:text-style-name="P2" draw:layer="layout" svg:x1="1cm" svg:y1="24.6cm" svg:x2="1cm" svg:y2="20.9cm">
          <text:p/>
        </draw:line>
        <draw:frame draw:style-name="gr32" draw:text-style-name="P4" draw:layer="layout" svg:width="1.488cm" svg:height="0.963cm" svg:x="1.312cm" svg:y="21.337cm">
          <draw:text-box>
            <text:p>yes</text:p>
          </draw:text-box>
        </draw:frame>
        <draw:frame draw:style-name="gr32" draw:text-style-name="P4" draw:layer="layout" svg:width="1.205cm" svg:height="0.963cm" svg:x="3.895cm" svg:y="20.9cm">
          <draw:text-box>
            <text:p>no</text:p>
          </draw:text-box>
        </draw:frame>
        <draw:line draw:style-name="gr2" draw:text-style-name="P2" draw:layer="layout" svg:x1="8.8cm" svg:y1="18.4cm" svg:x2="8cm" svg:y2="18.4cm">
          <text:p/>
        </draw:line>
        <draw:line draw:style-name="gr2" draw:text-style-name="P2" draw:layer="layout" svg:x1="8cm" svg:y1="17.7cm" svg:x2="9.2cm" svg:y2="17.7cm">
          <text:p/>
        </draw:line>
        <draw:line draw:style-name="gr2" draw:text-style-name="P2" draw:layer="layout" svg:x1="8.4cm" svg:y1="20.5cm" svg:x2="5.8cm" svg:y2="23.1cm">
          <text:p/>
        </draw:line>
        <draw:line draw:style-name="gr2" draw:text-style-name="P2" draw:layer="layout" svg:x1="4.4cm" svg:y1="18.7cm" svg:x2="5.8cm" svg:y2="18.7cm">
          <text:p/>
        </draw:line>
        <draw:line draw:style-name="gr2" draw:text-style-name="P2" draw:layer="layout" svg:x1="5.7cm" svg:y1="19.3cm" svg:x2="4.3cm" svg:y2="19.3cm">
          <text:p/>
        </draw:line>
        <draw:frame draw:style-name="gr32" draw:text-style-name="P4" draw:layer="layout" svg:width="1.488cm" svg:height="0.963cm" svg:x="7.1cm" svg:y="21.4cm">
          <draw:text-box>
            <text:p>yes</text:p>
          </draw:text-box>
        </draw:frame>
      </draw:page>
      <draw:page draw:name="page4" draw:style-name="dp1" draw:master-page-name="Default">
        <draw:custom-shape draw:style-name="gr35" draw:text-style-name="P1" draw:layer="layout" svg:width="7.3cm" svg:height="2.9cm" svg:x="7cm" svg:y="24.6cm">
          <text:p text:style-name="P1">Player input what </text:p>
          <text:p text:style-name="P1">card to pla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6" draw:text-style-name="P1" draw:layer="layout" svg:width="4.8cm" svg:height="4.3cm" svg:x="8.6cm" svg:y="1.8cm">
          <text:p text:style-name="P1">Pickup 4</text:p>
          <text:p text:style-name="P1">Play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" draw:layer="layout" svg:width="5cm" svg:height="4.8cm" svg:x="8.9cm" svg:y="7.1cm">
          <text:p text:style-name="P1">Pickup 4</text:p>
          <text:p text:style-name="P1">Played </text:p>
          <text:p text:style-name="P1">befo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0T15:49:57.670642325</meta:creation-date>
    <dc:date>2020-04-21T22:54:25.228259478</dc:date>
    <meta:editing-duration>P1DT3H39M14S</meta:editing-duration>
    <meta:editing-cycles>3</meta:editing-cycles>
    <meta:generator>LibreOffice/6.0.7.3$Linux_X86_64 LibreOffice_project/00m0$Build-3</meta:generator>
    <meta:document-statistic meta:object-count="91"/>
  </office:meta>
</office:document-meta>
</file>